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1.349cm"/>
    </style:style>
    <style:style style:name="co5" style:family="table-column">
      <style:table-column-properties fo:break-before="auto" style:column-width="3.452cm"/>
    </style:style>
    <style:style style:name="co6" style:family="table-column">
      <style:table-column-properties fo:break-before="auto" style:column-width="1.2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iodic Table of El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tomicNumb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rou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 Ga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kali 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kaline Earth Me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loi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meta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met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meta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oge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ble Ga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kali 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kaline Earth Me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loi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met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meta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ble Ga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kali 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kaline Earth Me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Z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tion Met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lloi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lloi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meta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oge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ble Ga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kali 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S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kaline Earth Me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Z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T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R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P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tion Met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S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loge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X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ble Ga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 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ne Earth Me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P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E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G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T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H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T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Y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L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thanide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H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P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H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ition Met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T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P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lloi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ble Ga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 Meta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F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kaline Earth 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A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N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C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B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F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M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L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nide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R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D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B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H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M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um </text:p>
          </table:table-cell>
          <table:table-cell office:value-type="string" calcext:value-type="string">
            <text:p>D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entgenium </text:p>
          </table:table-cell>
          <table:table-cell office:value-type="string" calcext:value-type="string">
            <text:p>Rg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pernicium </text:p>
          </table:table-cell>
          <table:table-cell office:value-type="string" calcext:value-type="string">
            <text:p>C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N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F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actini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T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O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office:value-type="float" office:value="18" calcext:value-type="float">
            <text:p>18</text:p>
          </table:table-cell>
          <table:table-cell/>
        </table:table-row>
      </table:table>
      <table:named-expressions/>
      <table:database-ranges>
        <table:database-range table:name="__Anonymous_Sheet_DB__0" table:target-range-address="'Periodic Table of Elements'.E1:'Periodic Table of Elements'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05T23:27:11.522957801</dc:date>
    <dc:creator>J Cercy</dc:creator>
    <meta:editing-duration>PT12M19S</meta:editing-duration>
    <meta:editing-cycles>2</meta:editing-cycles>
    <meta:document-statistic meta:table-count="1" meta:cell-count="683" meta:object-count="0"/>
  </office:meta>
</office:document-meta>
</file>